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59cm"/>
    </style:style>
    <style:style style:name="co3" style:family="table-column">
      <style:table-column-properties fo:break-before="auto" style:column-width="4.9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Label</text:p>
          </table:table-cell>
          <table:table-cell office:value-type="string">
            <text:p>Type de message</text:p>
          </table:table-cell>
          <table:table-cell office:value-type="string">
            <text:p>Valeur transmise</text:p>
          </table:table-cell>
        </table:table-row>
        <table:table-row table:style-name="ro2">
          <table:table-cell office:value-type="string">
            <text:p>p</text:p>
          </table:table-cell>
          <table:table-cell office:value-type="string">
            <text:p>Position angulaire</text:p>
          </table:table-cell>
          <table:table-cell office:value-type="string">
            <text:p>float</text:p>
          </table:table-cell>
        </table:table-row>
        <table:table-row table:style-name="ro2">
          <table:table-cell office:value-type="string">
            <text:p>s</text:p>
          </table:table-cell>
          <table:table-cell office:value-type="string">
            <text:p>Vitesse angulaire</text:p>
          </table:table-cell>
          <table:table-cell office:value-type="string">
            <text:p>float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Niveau de batterie (en %)</text:p>
          </table:table-cell>
          <table:table-cell office:value-type="string">
            <text:p>float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string">
            <text:p>Vitesse linéaire</text:p>
          </table:table-cell>
          <table:table-cell office:value-type="string">
            <text:p>float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Status</text:p>
          </table:table-cell>
          <table:table-cell office:value-type="string">
            <text:p>Octet 0 : code de status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30/06/2017</text:date>, <text:time>10:4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0:33:16.09</meta:creation-date>
    <dc:date>2017-06-30T10:48:51.75</dc:date>
    <meta:editing-duration>PT15S</meta:editing-duration>
    <meta:editing-cycles>1</meta:editing-cycles>
    <meta:document-statistic meta:table-count="3" meta:cell-count="18" meta:object-count="0"/>
    <meta:generator>OpenOffice.org/3.4.1$Win32 OpenOffice.org_project/341m1$Build-9593</meta:generator>
  </office:meta>
</office:document-meta>
</file>